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04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97.21mm"/>
    </style:style>
    <style:style style:name="co8" style:family="table-column">
      <style:table-column-properties fo:break-before="auto" style:column-width="43.83mm"/>
    </style:style>
    <style:style style:name="co9" style:family="table-column">
      <style:table-column-properties fo:break-before="auto" style:column-width="43.57mm"/>
    </style:style>
    <style:style style:name="co10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horas </text:p>
          </table:table-cell>
          <table:table-cell office:value-type="string" calcext:value-type="string">
            <text:p>salario/hr</text:p>
          </table:table-cell>
          <table:table-cell office:value-type="string" calcext:value-type="string">
            <text:p>salario m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se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crum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formula="of:=[.G3]*[.H3]*30" office:value-type="float" office:value="60000" calcext:value-type="float">
            <text:p>60000</text:p>
          </table:table-cell>
          <table:table-cell table:formula="of:=[.I3]*[.L2]" office:value-type="float" office:value="120000" calcext:value-type="float">
            <text:p>1200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oduct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formula="of:=[.G4]*[.H4]*30" office:value-type="float" office:value="48000" calcext:value-type="float">
            <text:p>48000</text:p>
          </table:table-cell>
          <table:table-cell table:formula="of:=[.I4]*[.L2]" office:value-type="float" office:value="96000" calcext:value-type="float">
            <text:p>960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sarrollador (5)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formula="of:=[.G5]*[.H5]*30" office:value-type="float" office:value="40800" calcext:value-type="float">
            <text:p>40800</text:p>
          </table:table-cell>
          <table:table-cell table:formula="of:=[.I5]*[.L2]*5" office:value-type="float" office:value="408000" calcext:value-type="float">
            <text:p>408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SUM([.J3:.J5])" office:value-type="float" office:value="624000" calcext:value-type="float">
            <text:p>624000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lor del equipo / vida util</text:p>
          </table:table-cell>
          <table:table-cell/>
          <table:table-cell office:value-type="string" calcext:value-type="string">
            <text:p>amortizació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24" calcext:value-type="float">
            <text:p>24</text:p>
          </table:table-cell>
          <table:table-cell table:formula="of:=[.C13]/[.D13]" office:value-type="float" office:value="375" calcext:value-type="float">
            <text:p>375</text:p>
          </table:table-cell>
          <table:table-cell table:number-columns-repeated="2"/>
          <table:table-cell table:formula="of:=8*30" office:value-type="float" office:value="240" calcext:value-type="float">
            <text:p>240</text:p>
          </table:table-cell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Perfil </text:p>
          </table:table-cell>
          <table:table-cell office:value-type="string" calcext:value-type="string">
            <text:p>Precio por hor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duct Owner</text:p>
          </table:table-cell>
          <table:table-cell table:style-name="ce1" office:value-type="currency" office:currency="MXN" office:value="250" calcext:value-type="currency">
            <text:p>$250.00</text:p>
          </table:table-cell>
          <table:table-cell table:number-columns-repeated="2"/>
          <table:table-cell office:value-type="string" calcext:value-type="string">
            <text:p>Importe</text:p>
          </table:table-cell>
          <table:table-cell office:value-type="string" calcext:value-type="string">
            <text:p>Utilidad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um Master</text:p>
          </table:table-cell>
          <table:table-cell table:style-name="ce1" office:value-type="currency" office:currency="MXN" office:value="200" calcext:value-type="currency">
            <text:p>$200.00</text:p>
          </table:table-cell>
          <table:table-cell table:number-columns-repeated="2"/>
          <table:table-cell table:style-name="ce1" table:formula="of:=[.C37]" office:value-type="currency" office:currency="MXN" office:value="706057" calcext:value-type="currency">
            <text:p>$706,057.00</text:p>
          </table:table-cell>
          <table:table-cell table:style-name="ce1" table:formula="of:=([.F23]*1.5)" office:value-type="currency" office:currency="MXN" office:value="1059085.5" calcext:value-type="currency">
            <text:p>$1,059,085.50</text:p>
          </table:table-cell>
          <table:table-cell table:style-name="ce1" table:formula="of:=[.G23]-[.F23]" office:value-type="currency" office:currency="MXN" office:value="353028.5" calcext:value-type="currency">
            <text:p>$353,028.50</text:p>
          </table:table-cell>
          <table:table-cell table:style-name="ce1" table:formula="of:=[.H23]*0.35" office:value-type="currency" office:currency="MXN" office:value="123559.975" calcext:value-type="currency">
            <text:p>$123,559.98</text:p>
          </table:table-cell>
          <table:table-cell table:style-name="ce1" table:formula="of:=[.I23]+[.G23]" office:value-type="currency" office:currency="MXN" office:value="1182645.475" calcext:value-type="currency">
            <text:p>$1,182,645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arrolladores (5)</text:p>
          </table:table-cell>
          <table:table-cell table:style-name="ce1" office:value-type="currency" office:currency="MXN" office:value="170" calcext:value-type="currency">
            <text:p>$17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table:formula="of:=[.C22]+[.C23]+([.C24]*5)" office:value-type="currency" office:currency="MXN" office:value="1300" calcext:value-type="currency">
            <text:p>$1,300.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Subtotal del proyec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 Meses, 480 horas del equipo</text:p>
          </table:table-cell>
          <table:table-cell table:style-name="ce1" table:formula="of:=[.C25]*480" office:value-type="currency" office:currency="MXN" office:value="624000" calcext:value-type="currency">
            <text:p>$624,00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7 notebooks (375c/u)</text:p>
          </table:table-cell>
          <table:table-cell table:style-name="ce1" table:formula="of:=375*7*2" office:value-type="currency" office:currency="MXN" office:value="5250" calcext:value-type="currency">
            <text:p>$5,25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rvidor de Testing (450c/u)</text:p>
          </table:table-cell>
          <table:table-cell table:style-name="ce1" table:formula="of:=450*2" office:value-type="currency" office:currency="MXN" office:value="900" calcext:value-type="currency">
            <text:p>$90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rvidor de Integrador continuo ( 450/mes)</text:p>
          </table:table-cell>
          <table:table-cell table:style-name="ce1" table:formula="of:=450*2" office:value-type="currency" office:currency="MXN" office:value="900" calcext:value-type="currency">
            <text:p>$90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rvidor de repositorio de código fuente (450/mes)</text:p>
          </table:table-cell>
          <table:table-cell table:style-name="ce1" table:formula="of:=450*2" office:value-type="currency" office:currency="MXN" office:value="900" calcext:value-type="currency">
            <text:p>$90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lquiler de oficina mensual (4000/mes)</text:p>
          </table:table-cell>
          <table:table-cell table:style-name="ce1" office:value-type="currency" office:currency="MXN" office:value="8000" calcext:value-type="currency">
            <text:p>$8,00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ectivodad (internet 380/mes)</text:p>
          </table:table-cell>
          <table:table-cell table:style-name="ce1" table:formula="of:=380*2" office:value-type="currency" office:currency="MXN" office:value="760" calcext:value-type="currency">
            <text:p>$76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municaciones (580/mes)</text:p>
          </table:table-cell>
          <table:table-cell table:style-name="ce1" table:formula="of:=580*2" office:value-type="currency" office:currency="MXN" office:value="1160" calcext:value-type="currency">
            <text:p>$1,16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ndo de contingencia (10%)</text:p>
          </table:table-cell>
          <table:table-cell table:style-name="ce1" table:formula="of:=SUM([.C28:.C35])*0.1" office:value-type="currency" office:currency="MXN" office:value="64187" calcext:value-type="currency">
            <text:p>$64,187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table:formula="of:=SUM([.C28:.C36])" office:value-type="currency" office:currency="MXN" office:value="706057" calcext:value-type="currency">
            <text:p>$706,057.00</text:p>
          </table:table-cell>
          <table:table-cell table:number-columns-repeated="9"/>
        </table:table-row>
      </table:table>
      <table:table table:name="Hoja2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formula="of:=5681.5/30" office:value-type="float" office:value="189.383333333333" calcext:value-type="float">
            <text:p>189.383333333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formula="of:=[.M3]/8" office:value-type="float" office:value="23.6729166666667" calcext:value-type="float">
            <text:p>23.6729166667</text:p>
          </table:table-cell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fil </text:p>
          </table:table-cell>
          <table:table-cell table:style-name="Default" office:value-type="string" calcext:value-type="string">
            <text:p>Precio por ho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duct Owner</text:p>
          </table:table-cell>
          <table:table-cell office:value-type="currency" office:currency="MXN" office:value="23.5" calcext:value-type="currency">
            <text:p>$23.50</text:p>
          </table:table-cell>
          <table:table-cell table:number-columns-repeated="2"/>
          <table:table-cell office:value-type="string" calcext:value-type="string">
            <text:p>Importe</text:p>
          </table:table-cell>
          <table:table-cell office:value-type="string" calcext:value-type="string">
            <text:p>Utilidad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rum Master</text:p>
          </table:table-cell>
          <table:table-cell office:value-type="currency" office:currency="MXN" office:value="23.5" calcext:value-type="currency">
            <text:p>$23.50</text:p>
          </table:table-cell>
          <table:table-cell table:number-columns-repeated="2"/>
          <table:table-cell table:style-name="ce1" table:formula="of:=[.C26]" office:value-type="currency" office:currency="MXN" office:value="106513" calcext:value-type="currency">
            <text:p>$106,513.00</text:p>
          </table:table-cell>
          <table:table-cell table:style-name="ce1" table:formula="of:=([.F12]*1.5)" office:value-type="currency" office:currency="MXN" office:value="159769.5" calcext:value-type="currency">
            <text:p>$159,769.50</text:p>
          </table:table-cell>
          <table:table-cell table:style-name="ce1" table:formula="of:=[.G12]-[.F12]" office:value-type="currency" office:currency="MXN" office:value="53256.5" calcext:value-type="currency">
            <text:p>$53,256.50</text:p>
          </table:table-cell>
          <table:table-cell table:style-name="ce1" table:formula="of:=[.H12]*0.35" office:value-type="currency" office:currency="MXN" office:value="18639.775" calcext:value-type="currency">
            <text:p>$18,639.78</text:p>
          </table:table-cell>
          <table:table-cell table:style-name="ce1" table:formula="of:=[.I12]+[.G12]" office:value-type="currency" office:currency="MXN" office:value="178409.275" calcext:value-type="currency">
            <text:p>$178,409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arrolladores (5)</text:p>
          </table:table-cell>
          <table:table-cell office:value-type="currency" office:currency="MXN" office:value="23.5" calcext:value-type="currency">
            <text:p>$23.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C11]+[.C12]+([.C13]*5)" office:value-type="currency" office:currency="MXN" office:value="164.5" calcext:value-type="currency">
            <text:p>$164.5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table:style-name="Default" office:value-type="string" calcext:value-type="string">
            <text:p>Subtotal del proyect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Meses, 480 horas del equipo</text:p>
          </table:table-cell>
          <table:table-cell table:formula="of:=[.C14]*480" office:value-type="currency" office:currency="MXN" office:value="78960" calcext:value-type="currency">
            <text:p>$78,960.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7 notebooks (375c/u)</text:p>
          </table:table-cell>
          <table:table-cell table:formula="of:=375*7*2" office:value-type="currency" office:currency="MXN" office:value="5250" calcext:value-type="currency">
            <text:p>$5,250.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rvidor de Testing (450c/u)</text:p>
          </table:table-cell>
          <table:table-cell table:formula="of:=450*2" office:value-type="currency" office:currency="MXN" office:value="900" calcext:value-type="currency">
            <text:p>$900.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rvidor de Integrador continuo ( 450/mes)</text:p>
          </table:table-cell>
          <table:table-cell table:formula="of:=450*2" office:value-type="currency" office:currency="MXN" office:value="900" calcext:value-type="currency">
            <text:p>$900.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rvidor de repositorio de código fuente (450/mes)</text:p>
          </table:table-cell>
          <table:table-cell table:formula="of:=450*2" office:value-type="currency" office:currency="MXN" office:value="900" calcext:value-type="currency">
            <text:p>$900.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quiler de oficina mensual (4000/mes)</text:p>
          </table:table-cell>
          <table:table-cell office:value-type="currency" office:currency="MXN" office:value="8000" calcext:value-type="currency">
            <text:p>$8,000.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ectividad (internet 380/mes)</text:p>
          </table:table-cell>
          <table:table-cell table:formula="of:=380*2" office:value-type="currency" office:currency="MXN" office:value="760" calcext:value-type="currency">
            <text:p>$760.00</text:p>
          </table:table-cell>
          <table:table-cell table:number-columns-repeated="6"/>
          <table:table-cell table:style-name="ce1" table:formula="of:=[.J12]/12/30" office:value-type="currency" office:currency="MXN" office:value="495.581319444444" calcext:value-type="currency">
            <text:p>$495.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unicaciones (580/mes)</text:p>
          </table:table-cell>
          <table:table-cell table:formula="of:=580*2" office:value-type="currency" office:currency="MXN" office:value="1160" calcext:value-type="currency">
            <text:p>$1,160.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ndo de contingencia (10%)</text:p>
          </table:table-cell>
          <table:table-cell table:formula="of:=SUM([.C17:.C24])*0.1" office:value-type="currency" office:currency="MXN" office:value="9683" calcext:value-type="currency">
            <text:p>$9,683.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7:.C25])" office:value-type="currency" office:currency="MXN" office:value="106513" calcext:value-type="currency">
            <text:p>$106,513.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1:43:38.535204890</meta:creation-date>
    <dc:date>2018-02-08T14:28:28.483318082</dc:date>
    <meta:editing-duration>PT1H18M38S</meta:editing-duration>
    <meta:editing-cycles>2</meta:editing-cycles>
    <meta:generator>LibreOffice/5.1.6.2$Linux_X86_64 LibreOffice_project/10m0$Build-2</meta:generator>
    <meta:document-statistic meta:table-count="2" meta:cell-count="116" meta:object-count="0"/>
  </office:meta>
</office:document-meta>
</file>